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ableColumn10" style:family="table-column">
      <style:table-column-properties style:column-width="6.8687in" style:use-optimal-column-width="false"/>
    </style:style>
    <style:style style:name="Table9" style:family="table">
      <style:table-properties style:width="6.8687in" fo:margin-left="-0.0138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3" style:parent-style-name="TableContents" style:family="paragraph">
      <style:paragraph-properties fo:margin-bottom="0.1965in"/>
    </style:style>
    <style:style style:name="T1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5" style:parent-style-name="TableContents" style:family="paragraph">
      <style:paragraph-properties fo:margin-bottom="0.1965in"/>
    </style:style>
    <style:style style:name="T16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7" style:parent-style-name="TableContents" style:family="paragraph">
      <style:paragraph-properties fo:margin-bottom="0.1965in"/>
    </style:style>
    <style:style style:name="T18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</style:style>
    <style:style style:name="T20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21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2" style:parent-style-name="TableContents" style:family="paragraph">
      <style:paragraph-properties fo:margin-bottom="0.1965in"/>
    </style:style>
    <style:style style:name="T23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" style:parent-style-name="TableContents" style:family="paragraph">
      <style:paragraph-properties fo:margin-bottom="0.1965in"/>
    </style:style>
    <style:style style:name="T27" style:parent-style-name="DefaultParagraphFont" style:family="text">
      <style:text-properties style:font-name="Verdana" fo:font-size="10pt" style:font-size-asian="10pt" style:font-size-complex="10pt"/>
    </style:style>
    <style:style style:name="T28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29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0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1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2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33" style:parent-style-name="DefaultParagraphFont" style:family="text">
      <style:text-properties style:font-name="Verdana" fo:font-size="10pt" style:font-size-asian="10pt" style:font-size-complex="10pt"/>
    </style:style>
    <style:style style:name="T34" style:parent-style-name="DefaultParagraphFont" style:family="text">
      <style:text-properties style:font-name="Verdana" fo:font-size="10pt" style:font-size-asian="10pt" style:font-size-complex="10pt"/>
    </style:style>
    <style:style style:name="T35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36" style:parent-style-name="DefaultParagraphFont" style:family="text">
      <style:text-properties style:font-name="Verdana" fo:font-size="10pt" style:font-size-asian="10pt" style:font-size-complex="10pt"/>
    </style:style>
    <style:style style:name="P37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8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39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40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41" style:parent-style-name="DefaultParagraphFont" style:family="text">
      <style:text-properties style:font-name="Verdana" fo:font-size="10pt" style:font-size-asian="10pt" style:font-size-complex="10pt"/>
    </style:style>
    <style:style style:name="T42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43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44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5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6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8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49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0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Verdana" fo:font-size="10pt" style:font-size-asian="10pt" style:font-size-complex="10pt"/>
    </style:style>
    <style:style style:name="P51" style:parent-style-name="TableContents" style:family="paragraph">
      <style:paragraph-properties fo:margin-bottom="0.1965in" fo:margin-left="0.5in" fo:text-indent="-0.25in">
        <style:tab-stops/>
      </style:paragraph-properties>
    </style:style>
    <style:style style:name="T52" style:parent-style-name="DefaultParagraphFont" style:family="text">
      <style:text-properties style:font-name="Verdana" fo:font-size="10pt" style:font-size-asian="10pt" style:font-size-complex="10pt"/>
    </style:style>
    <style:style style:name="T53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5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P55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6" style:parent-style-name="TableContents" style:family="paragraph">
      <style:paragraph-properties fo:margin-bottom="0.1965in"/>
      <style:text-properties style:font-name="Verdana" fo:font-size="10pt" style:font-size-asian="10pt" style:font-size-complex="10pt"/>
    </style:style>
    <style:style style:name="P57" style:parent-style-name="TableContents" style:family="paragraph">
      <style:paragraph-properties fo:margin-bottom="0.1965in"/>
    </style:style>
    <style:style style:name="P58" style:parent-style-name="Textbody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Lessons Learned Report</text:p>
      <text:p text:style-name="P8"/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Prepared by: Marbille Juntado, Patricia Regarde, Cyan Villarin</text:span></text:p>
            <text:p text:style-name="P15"><text:span text:style-name="T16">Date:<text:s/></text:span></text:p>
            <text:p text:style-name="P17"><text:span text:style-name="T18">Project Name: UP Scholarship Management System</text:span></text:p>
            <text:p text:style-name="P19"><text:span text:style-name="T20">Client: Ms.<text:s/></text:span><text:span text:style-name="T21">Rowena Solamo</text:span></text:p>
            <text:p text:style-name="P22"><text:span text:style-name="T23">Sprint Number: 3</text:span></text:p>
          </table:table-cell>
        </table:table-row>
        <table:table-row table:style-name="TableRow24">
          <table:table-cell table:style-name="TableCell25">
            <text:list text:style-name="LFO11" text:continue-numbering="true">
              <text:list-item>
                <text:p text:style-name="P26"><text:span text:style-name="T27">What were the main lessons your team learned in this sprint?<text:s/></text:span><text:span text:style-name="T28">We learned that starting early for development is really something. We have accomplished a lot of requirements for Sprint 3.</text:span></text:p>
              </text:list-item>
            </text:list>
            <text:p text:style-name="P29"/>
            <text:p text:style-name="P30"/>
            <text:p text:style-name="P31"/>
            <text:p text:style-name="P32"><text:span text:style-name="T33">2. <text:s text:c="2"/>Describe one example of what<text:s/></text:span><text:span text:style-name="T34">went right in this sprint.<text:s/></text:span><text:span text:style-name="T35">Most requirements were completed so it’s really a successful sprint.</text:span><text:span text:style-name="T36"><text:tab/></text:span></text:p>
            <text:p text:style-name="P37"/>
            <text:p text:style-name="P38"/>
            <text:p text:style-name="P39"/>
            <text:p text:style-name="P40"><text:span text:style-name="T41">3. <text:s text:c="3"/>Describe one example of what went wrong in this sprint.<text:s/></text:span><text:span text:style-name="T42">We failed to implement viewing of scholarship status. But it will be done before the next spri</text:span><text:span text:style-name="T43">nt. We are also not able to implement the returning of application from signatory. And the defining of scholarship is to be modified.</text:span></text:p>
            <text:p text:style-name="P44"/>
            <text:p text:style-name="P45"/>
            <text:p text:style-name="P46"/>
            <text:p text:style-name="P47"/>
            <text:p text:style-name="P48"/>
            <text:p text:style-name="P49"/>
            <text:p text:style-name="P50"/>
            <text:p text:style-name="P51"><text:span text:style-name="T52">4. <text:s text:c="3"/>What will you do differently on the next sprint based on your experience working on this current sprint?<text:s/></text:span><text:span text:style-name="T53">We w</text:span><text:span text:style-name="T54">ill always keep backup copies of our local files before pulling from git. Merging of files should be done earlier to avoid last minute conflicts.</text:span></text:p>
            <text:p text:style-name="P55"/>
            <text:p text:style-name="P56"/>
            <text:p text:style-name="P57"/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</dc:creator>
    <meta:creation-date>2016-02-28T13:36:00Z</meta:creation-date>
    <dc:date>2016-03-04T03:08:00Z</dc:date>
    <meta:print-date>2016-03-04T03:05:00Z</meta:print-date>
    <meta:template xlink:href="Normal" xlink:type="simple"/>
    <meta:editing-cycles>18</meta:editing-cycles>
    <meta:editing-duration>PT240S</meta:editing-duration>
    <meta:document-statistic meta:page-count="2" meta:paragraph-count="2" meta:word-count="162" meta:character-count="1089" meta:row-count="7" meta:non-whitespace-character-count="929"/>
  </office:meta>
</office:document-meta>
</file>